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456cm" fo:min-width="6.14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5.48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87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style:text-autospace="none"/>
      <style:text-properties fo:color="#1c1c1c" loext:opacity="100%" fo:font-size="18pt" style:font-size-asian="18pt" style:font-size-complex="18pt"/>
    </style:style>
    <style:style style:name="P3" style:family="paragraph">
      <loext:graphic-properties draw:fill="none" draw:fill-color="#ffffff"/>
      <style:text-properties fo:color="#1c1c1c" loext:opacity="100%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1c1c1c" loext:opacity="100%" style:text-outline="false" style:text-line-through-style="none" style:text-line-through-type="none" style:font-name="JetBrains Mono" fo:font-size="18pt" fo:font-style="normal" fo:text-shadow="none" style:text-underline-style="none" style:letter-kerning="true" style:font-name-asian="JetBrains Mono" style:font-size-asian="18pt" style:font-style-asian="normal" style:font-name-complex="JetBrains Mono" style:font-size-complex="18pt" style:font-style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loext:opacity="100%" style:text-outline="false" style:text-line-through-style="none" style:text-line-through-type="none" style:font-name="JetBrains Mono" fo:font-size="18pt" fo:font-style="normal" fo:text-shadow="none" style:text-underline-style="none" fo:font-weight="bold" style:letter-kerning="true" style:font-name-asian="JetBrains Mono" style:font-size-asian="18pt" style:font-style-asian="normal" style:font-weight-asian="bold" style:font-name-complex="JetBrains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JetBrains Mono" style:font-size-asian="18pt" style:font-style-asian="normal" style:font-weight-asian="normal" style:font-name-complex="JetBrai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8.681cm" svg:height="3.806cm" svg:x="1.429cm" svg:y="2.122cm">
          <draw:text-box>
            <text:p>Функции :</text:p>
            <text:p/>
            <text:p>1. Определение подключений.(должна быть готова)</text:p>
            <text:p/>
            <text:p>2. <text:s/></text:p>
          </draw:text-box>
        </draw:frame>
      </draw:page>
      <draw:page draw:name="page2" draw:style-name="dp1" draw:master-page-name="Обычный">
        <draw:frame draw:style-name="gr2" draw:text-style-name="P3" draw:layer="layout" svg:width="17.647cm" svg:height="16.777cm" svg:x="2.225cm" svg:y="5.407cm">
          <draw:text-box>
            <text:p text:style-name="P2"><text:span text:style-name="T1">def newdf(x):</text:span><text:span text:style-name="T1"><text:line-break/></text:span><text:span text:style-name="T1"> <text:s text:c="3"/>screen = pag.screenshot('screenshot.png')</text:span><text:span text:style-name="T1"><text:line-break/></text:span><text:span text:style-name="T1"> <text:s text:c="3"/>i = </text:span><text:span text:style-name="T2">0</text:span><text:span text:style-name="T2"><text:line-break/></text:span><text:span text:style-name="T2"> <text:s text:c="3"/></text:span><text:span text:style-name="T1">name_i = ''</text:span><text:span text:style-name="T1"><text:line-break/></text:span><text:span text:style-name="T1"> <text:s text:c="3"/>active = 'false'</text:span><text:span text:style-name="T1"><text:line-break/></text:span><text:span text:style-name="T1"> <text:s text:c="3"/>while (len(x) &gt; i or active == 'true'):</text:span><text:span text:style-name="T1"><text:line-break/></text:span><text:span text:style-name="T1"> <text:s text:c="7"/>try:</text:span><text:span text:style-name="T1"><text:line-break/></text:span><text:span text:style-name="T1"> <text:s text:c="11"/>pag.moveTo(x[i])</text:span><text:span text:style-name="T1"><text:line-break/></text:span><text:span text:style-name="T1"> <text:s text:c="11"/>print('yes')</text:span><text:span text:style-name="T1"><text:line-break/></text:span><text:span text:style-name="T1"> <text:s text:c="11"/>active = 'true'</text:span><text:span text:style-name="T1"><text:line-break/></text:span><text:span text:style-name="T1"> <text:s text:c="11"/>print(x[i] + ' найдено')</text:span><text:span text:style-name="T1"><text:line-break/></text:span><text:span text:style-name="T1"> <text:s text:c="11"/>name_i = x[i]</text:span><text:span text:style-name="T1"><text:line-break/></text:span><text:span text:style-name="T1"> <text:s text:c="11"/>break</text:span><text:span text:style-name="T1"><text:line-break/></text:span><text:span text:style-name="T1"> <text:s text:c="7"/>except:</text:span><text:span text:style-name="T1"><text:line-break/></text:span><text:span text:style-name="T1"> <text:s text:c="11"/>print('none')</text:span><text:span text:style-name="T1"><text:line-break/></text:span><text:span text:style-name="T1"> <text:s text:c="7"/>i = i + </text:span><text:span text:style-name="T2">1</text:span><text:span text:style-name="T2"><text:line-break/></text:span><text:span text:style-name="T2"> <text:s text:c="7"/></text:span><text:span text:style-name="T1">print(name_i)</text:span><text:span text:style-name="T1"><text:line-break/></text:span><text:span text:style-name="T1"> <text:s text:c="3"/>return {</text:span><text:span text:style-name="T1"><text:line-break/></text:span><text:span text:style-name="T1"> <text:s text:c="7"/>'name': name_i</text:span><text:span text:style-name="T2">,</text:span><text:span text:style-name="T2"><text:line-break/></text:span><text:span text:style-name="T2"> <text:s text:c="7"/></text:span><text:span text:style-name="T1">'p_x': pag.position().x</text:span><text:span text:style-name="T2">,</text:span><text:span text:style-name="T2"><text:line-break/></text:span><text:span text:style-name="T2"> <text:s text:c="7"/></text:span><text:span text:style-name="T3">'p_y': pag.position().y</text:span><text:span text:style-name="T3"><text:line-break/></text:span><text:span text:style-name="T3"> <text:s text:c="3"/>}</text:span></text:p>
          </draw:text-box>
        </draw:frame>
        <draw:frame draw:style-name="gr2" draw:text-style-name="P1" draw:layer="layout" svg:width="15.797cm" svg:height="1.673cm" svg:x="2.225cm" svg:y="2.876cm">
          <draw:text-box>
            <text:p/>
            <text:p text:style-name="P4">1. Определение подключений.(должна быть готова)</text:p>
          </draw:text-box>
        </draw:frame>
      </draw:page>
      <draw:page draw:name="page3" draw:style-name="dp1" draw:master-page-name="Обычный">
        <draw:custom-shape draw:name="Start-End" draw:style-name="gr3" draw:text-style-name="P6" xml:id="id1" draw:id="id1" draw:layer="layout" svg:width="7.367cm" svg:height="1cm" svg:x="16.062cm" svg:y="1.84cm">
          <text:p text:style-name="P5"><text:span text:style-name="T4">Начало функции основно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name="Process" draw:style-name="gr4" draw:text-style-name="P6" xml:id="id2" draw:id="id2" draw:layer="layout" svg:width="5.982cm" svg:height="2cm" svg:x="16.758cm" svg:y="4.445cm">
          <text:p text:style-name="P5"><text:span text:style-name="T4">Определяем подключен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" draw:style-name="gr5" draw:text-style-name="P7" draw:layer="layout" svg:x1="19.745cm" svg:y1="2.84cm" svg:x2="19.749cm" svg:y2="4.445cm" draw:start-shape="id1" draw:start-glue-point="6" draw:end-shape="id2" draw:end-glue-point="4" svg:d="M19745 2840v803h4v802" svg:viewBox="0 0 5 1606">
          <text:p/>
        </draw:connector>
        <draw:connector draw:name="Connector_0" draw:style-name="gr6" draw:text-style-name="P7" draw:layer="layout" svg:x1="19.749cm" svg:y1="6.445cm" svg:x2="8.861cm" svg:y2="6.631cm" draw:start-shape="id2" draw:start-glue-point="6" draw:end-shape="id3" draw:end-glue-point="4" svg:d="M19749 6445v266h-6095v-346h-4793v266" svg:viewBox="0 0 10889 347">
          <text:p/>
        </draw:connector>
        <draw:custom-shape draw:name="Process_0" draw:style-name="gr7" draw:text-style-name="P6" xml:id="id3" draw:id="id3" draw:layer="layout" svg:width="3.379cm" svg:height="2cm" svg:x="7.171cm" svg:y="6.631cm">
          <text:p text:style-name="P5"><text:span text:style-name="T4">Выполняем </text:span></text:p>
          <text:p text:style-name="P5"><text:span text:style-name="T4">Поиск </text:span></text:p>
          <text:p text:style-name="P5"><text:span text:style-name="T4">подключённого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8-18T13:26:29.779000000</dc:date>
    <meta:editing-duration>P1DT3H33M8S</meta:editing-duration>
    <meta:editing-cycles>1</meta:editing-cycles>
    <meta:document-statistic meta:object-count="8"/>
    <meta:generator>LibreOffice/7.1.1.2$Windows_X86_64 LibreOffice_project/fe0b08f4af1bacafe4c7ecc87ce55bb426164676</meta:generator>
  </office:meta>
</office:document-meta>
</file>